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2dc4ac"/>
    </style:style>
    <style:style style:name="P2" style:family="paragraph" style:parent-style-name="Standard">
      <style:paragraph-properties fo:line-height="150%" fo:text-align="justify" style:justify-single-word="false"/>
      <style:text-properties officeooo:paragraph-rsid="00321436"/>
    </style:style>
    <style:style style:name="P3" style:family="paragraph" style:parent-style-name="Standard">
      <style:paragraph-properties fo:line-height="150%" fo:text-align="justify" style:justify-single-word="false"/>
      <style:text-properties officeooo:paragraph-rsid="005bdfd3"/>
    </style:style>
    <style:style style:name="P4" style:family="paragraph" style:parent-style-name="Standard">
      <style:paragraph-properties fo:line-height="150%" fo:text-align="justify" style:justify-single-word="false"/>
      <style:text-properties style:font-name="Times new roman" fo:font-weight="bold" officeooo:rsid="00284e0a" officeooo:paragraph-rsid="00284e0a" style:font-weight-asian="bold" style:font-weight-complex="bold"/>
    </style:style>
    <style:style style:name="P5" style:family="paragraph" style:parent-style-name="Standard">
      <style:paragraph-properties fo:line-height="150%" fo:text-align="justify" style:justify-single-word="false"/>
      <style:text-properties style:font-name="Times new roman" fo:font-weight="normal" officeooo:rsid="0036f2f3" officeooo:paragraph-rsid="00321436" style:font-weight-asian="normal" style:font-weight-complex="normal"/>
    </style:style>
    <style:style style:name="P6" style:family="paragraph" style:parent-style-name="Standard">
      <style:paragraph-properties fo:line-height="150%" fo:text-align="justify" style:justify-single-word="false"/>
      <style:text-properties style:font-name="Times new roman" fo:font-weight="normal" officeooo:rsid="00475d25" officeooo:paragraph-rsid="00321436" style:font-weight-asian="normal" style:font-weight-complex="normal"/>
    </style:style>
    <style:style style:name="P7" style:family="paragraph" style:parent-style-name="Standard">
      <style:paragraph-properties fo:line-height="150%" fo:text-align="justify" style:justify-single-word="false"/>
      <style:text-properties style:font-name="Times new roman" fo:font-weight="normal" officeooo:rsid="00284e0a" officeooo:paragraph-rsid="005bdfd3" style:font-weight-asian="normal" style:font-weight-complex="normal"/>
    </style:style>
    <style:style style:name="P8" style:family="paragraph" style:parent-style-name="Standard">
      <style:paragraph-properties fo:line-height="150%" fo:text-align="justify" style:justify-single-word="false"/>
      <style:text-properties style:font-name="Times new roman" officeooo:rsid="00284e0a" officeooo:paragraph-rsid="00284e0a"/>
    </style:style>
    <style:style style:name="P9" style:family="paragraph" style:parent-style-name="Standard">
      <style:paragraph-properties fo:line-height="150%" fo:text-align="justify" style:justify-single-word="false"/>
      <style:text-properties style:font-name="Times new roman" officeooo:rsid="00284e0a" officeooo:paragraph-rsid="002dc4ac"/>
    </style:style>
    <style:style style:name="P10" style:family="paragraph" style:parent-style-name="Standard">
      <style:paragraph-properties fo:line-height="150%" fo:text-align="justify" style:justify-single-word="false"/>
      <style:text-properties style:font-name="Times new roman" officeooo:rsid="00284e0a" officeooo:paragraph-rsid="001ed36d"/>
    </style:style>
    <style:style style:name="P11" style:family="paragraph" style:parent-style-name="Standard">
      <style:paragraph-properties fo:line-height="150%" fo:text-align="justify" style:justify-single-word="false"/>
      <style:text-properties style:font-name="Times new roman" officeooo:rsid="00284e0a" officeooo:paragraph-rsid="007b276c"/>
    </style:style>
    <style:style style:name="P12" style:family="paragraph" style:parent-style-name="Standard">
      <style:paragraph-properties fo:line-height="150%" fo:text-align="justify" style:justify-single-word="false"/>
      <style:text-properties style:font-name="Times new roman" officeooo:rsid="00321436" officeooo:paragraph-rsid="00321436"/>
    </style:style>
    <style:style style:name="P13" style:family="paragraph" style:parent-style-name="Text_20_body">
      <loext:graphic-properties draw:fill="none" draw:fill-color="#ffffff"/>
      <style:paragraph-properties fo:margin-top="0in" fo:margin-bottom="0in" loext:contextual-spacing="false" fo:background-color="transparent"/>
    </style:style>
    <style:style style:name="P14"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15"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officeooo:paragraph-rsid="00683931" fo:background-color="transparent"/>
    </style:style>
    <style:style style:name="P16"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font-weight="bold" officeooo:rsid="005f50d2" fo:background-color="transparent" style:font-weight-asian="bold" style:font-weight-complex="bold"/>
    </style:style>
    <style:style style:name="P17" style:family="paragraph" style:parent-style-name="Text_20_body">
      <loext:graphic-properties draw:fill="none" draw:fill-color="#ffffff"/>
      <style:paragraph-properties fo:margin-top="0in" fo:margin-bottom="0in" loext:contextual-spacing="false" fo:line-height="150%" fo:background-color="transparent"/>
    </style:style>
    <style:style style:name="P18" style:family="paragraph" style:parent-style-name="Text_20_body">
      <loext:graphic-properties draw:fill="none" draw:fill-color="#ffffff"/>
      <style:paragraph-properties fo:margin-top="0in" fo:margin-bottom="0in" loext:contextual-spacing="false" fo:line-height="150%" fo:background-color="transparent"/>
      <style:text-properties officeooo:paragraph-rsid="00683931"/>
    </style:style>
    <style:style style:name="P19" style:family="paragraph" style:parent-style-name="Text_20_body">
      <loext:graphic-properties draw:fill="none" draw:fill-color="#ffffff"/>
      <style:paragraph-properties fo:margin-top="0in" fo:margin-bottom="0in" loext:contextual-spacing="false" fo:line-height="150%" fo:background-color="transparent"/>
      <style:text-properties style:font-name="Times new roman"/>
    </style:style>
    <style:style style:name="P20" style:family="paragraph" style:parent-style-name="Text_20_body">
      <style:paragraph-properties fo:line-height="150%" fo:text-align="center" style:justify-single-word="false"/>
      <style:text-properties style:font-name="Times new roman" officeooo:rsid="00284e0a" officeooo:paragraph-rsid="00668081"/>
    </style:style>
    <style:style style:name="P21" style:family="paragraph" style:parent-style-name="Text_20_body">
      <style:paragraph-properties fo:line-height="150%" fo:text-align="center" style:justify-single-word="false"/>
      <style:text-properties style:font-name="Times new roman" officeooo:rsid="00284e0a" officeooo:paragraph-rsid="00683931"/>
    </style:style>
    <style:style style:name="P22" style:family="paragraph" style:parent-style-name="Text_20_body">
      <style:paragraph-properties fo:line-height="150%" fo:text-align="center" style:justify-single-word="false"/>
      <style:text-properties officeooo:paragraph-rsid="00683931"/>
    </style:style>
    <style:style style:name="P23" style:family="paragraph" style:parent-style-name="Text_20_body">
      <style:paragraph-properties fo:line-height="150%" fo:text-align="center" style:justify-single-word="false" fo:break-before="page"/>
      <style:text-properties style:font-name="Times new roman" officeooo:rsid="00284e0a" officeooo:paragraph-rsid="00668081"/>
    </style:style>
    <style:style style:name="P24" style:family="paragraph" style:parent-style-name="Text_20_body">
      <style:paragraph-properties fo:line-height="150%" fo:text-align="start" style:justify-single-word="false"/>
      <style:text-properties style:font-name="Times new roman" officeooo:rsid="00284e0a" officeooo:paragraph-rsid="001ed36d"/>
    </style:style>
    <style:style style:name="P25" style:family="paragraph" style:parent-style-name="Text_20_body" style:list-style-name="L1">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T1" style:family="text">
      <style:text-properties style:font-name="Times new roman" officeooo:rsid="00284e0a"/>
    </style:style>
    <style:style style:name="T2" style:family="text">
      <style:text-properties style:font-name="Times new roman" officeooo:rsid="002e5e30"/>
    </style:style>
    <style:style style:name="T3" style:family="text">
      <style:text-properties style:font-name="Times new roman" officeooo:rsid="00321436"/>
    </style:style>
    <style:style style:name="T4" style:family="text">
      <style:text-properties style:font-name="Times new roman" officeooo:rsid="0057e33d"/>
    </style:style>
    <style:style style:name="T5" style:family="text">
      <style:text-properties style:font-name="Times new roman" officeooo:rsid="005bdfd3"/>
    </style:style>
    <style:style style:name="T6" style:family="text">
      <style:text-properties officeooo:rsid="0036f2f3"/>
    </style:style>
    <style:style style:name="T7" style:family="text">
      <style:text-properties fo:color="#0e101a" officeooo:rsid="00683931" fo:background-color="transparent" loext:char-shading-value="0"/>
    </style:style>
    <style:style style:name="T8" style:family="text">
      <style:text-properties fo:color="#0e101a" officeooo:rsid="007b276c" fo:background-color="transparent" loext:char-shading-value="0"/>
    </style:style>
    <style:style style:name="T9" style:family="text">
      <style:text-properties fo:color="#0e101a" officeooo:rsid="00806913" fo:background-color="transparent" loext:char-shading-value="0"/>
    </style:style>
    <style:style style:name="T10" style:family="text">
      <style:text-properties fo:color="#0e101a" style:font-name="Times new roman" fo:background-color="transparent" loext:char-shading-value="0"/>
    </style:style>
    <style:style style:name="T11" style:family="text">
      <style:text-properties fo:color="#0e101a" style:font-name="Times new roman" officeooo:rsid="005f50d2" fo:background-color="transparent" loext:char-shading-value="0"/>
    </style:style>
    <style:style style:name="T12" style:family="text">
      <style:text-properties fo:color="#0e101a" style:font-name="Times new roman" officeooo:rsid="00683931" fo:background-color="transparent" loext:char-shading-value="0"/>
    </style:style>
    <style:style style:name="T13" style:family="text">
      <style:text-properties fo:color="#0e101a" style:font-name="Times new roman" officeooo:rsid="00690cb9" fo:background-color="transparent" loext:char-shading-value="0"/>
    </style:style>
    <style:style style:name="T14" style:family="text">
      <style:text-properties fo:color="#0e101a" style:font-name="Times new roman" officeooo:rsid="007b276c" fo:background-color="transparent" loext:char-shading-value="0"/>
    </style:style>
    <style:style style:name="T15" style:family="text">
      <style:text-properties fo:color="#0e101a" style:font-name="Times new roman" fo:font-weight="bold" officeooo:rsid="005f50d2" fo:background-color="transparent" loext:char-shading-value="0" style:font-weight-asian="bold" style:font-weight-complex="bold"/>
    </style:style>
    <style:style style:name="T16" style:family="text">
      <style:text-properties fo:color="#0e101a" style:font-name="Times new roman" fo:font-weight="bold" officeooo:rsid="00683931" fo:background-color="transparent" loext:char-shading-value="0" style:font-weight-asian="bold" style:font-weight-complex="bold"/>
    </style:style>
    <style:style style:name="T17" style:family="text">
      <style:text-properties fo:color="#0e101a" style:font-name="Times new roman" fo:font-weight="bold" officeooo:rsid="007326ff" fo:background-color="transparent" loext:char-shading-value="0" style:font-weight-asian="bold" style:font-weight-complex="bold"/>
    </style:style>
    <style:style style:name="T18" style:family="text">
      <style:text-properties fo:color="#0e101a" style:font-name="Times new roman" fo:font-weight="bold" officeooo:rsid="007b276c" fo:background-color="transparent" loext:char-shading-value="0" style:font-weight-asian="bold" style:font-weight-complex="bold"/>
    </style:style>
    <style:style style:name="T19" style:family="text">
      <style:text-properties fo:color="#0e101a" style:font-name="Times new roman" fo:font-weight="normal" officeooo:rsid="00683931" fo:background-color="transparent" loext:char-shading-value="0" style:font-weight-asian="normal" style:font-weight-complex="normal"/>
    </style:style>
    <style:style style:name="T20" style:family="text">
      <style:text-properties fo:color="#0e101a" fo:font-weight="normal" officeooo:rsid="00668081" fo:background-color="transparent" loext:char-shading-value="0" style:font-weight-asian="normal" style:font-weight-complex="normal"/>
    </style:style>
    <style:style style:name="T21" style:family="text">
      <style:text-properties fo:color="#0e101a" fo:font-weight="normal" officeooo:rsid="00683931" fo:background-color="transparent" loext:char-shading-value="0" style:font-weight-asian="normal" style:font-weight-complex="normal"/>
    </style:style>
    <style:style style:name="T22" style:family="text">
      <style:text-properties fo:color="#0e101a" fo:font-weight="bold" officeooo:rsid="00668081" fo:background-color="transparent" loext:char-shading-value="0" style:font-weight-asian="bold" style:font-weight-complex="bold"/>
    </style:style>
    <style:style style:name="T23" style:family="text">
      <style:text-properties fo:color="#0e101a" fo:font-weight="bold" officeooo:rsid="00683931" fo:background-color="transparent" loext:char-shading-value="0" style:font-weight-asian="bold" style:font-weight-complex="bold"/>
    </style:style>
    <style:style style:name="T24" style:family="text">
      <style:text-properties officeooo:rsid="00690cb9"/>
    </style:style>
    <style:style style:name="T25" style:family="text">
      <style:text-properties officeooo:rsid="006d05a1"/>
    </style:style>
    <style:style style:name="T26" style:family="text">
      <style:text-properties officeooo:rsid="007b276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Strong_20_Emphasis"><text:span text:style-name="T22">UNIVERSITY OF JOS</text:span></text:span></text:p>
      <text:p text:style-name="P20"><text:span text:style-name="Strong_20_Emphasis"><text:span text:style-name="T22">FACULTY OF EDUCATION</text:span></text:span></text:p>
      <text:p text:style-name="P20"><text:span text:style-name="Strong_20_Emphasis"><text:span text:style-name="T22">DEPARTMENT OF SOCIAL SCIENCE EDUCATION</text:span></text:span></text:p>
      <text:p text:style-name="P20"><text:span text:style-name="Strong_20_Emphasis"><text:span text:style-name="T22">LIBRARY AND INFORMATION SCIENCE</text:span></text:span></text:p>
      <text:p text:style-name="P20"><text:span text:style-name="Strong_20_Emphasis"><text:span text:style-name="T22"/></text:span></text:p>
      <text:p text:style-name="P20"><text:span text:style-name="Strong_20_Emphasis"><text:span text:style-name="T22"/></text:span></text:p>
      <text:p text:style-name="P20"><text:span text:style-name="Strong_20_Emphasis"><text:span text:style-name="T20">NAME</text:span></text:span></text:p>
      <text:p text:style-name="P20"><text:span text:style-name="Strong_20_Emphasis"><text:span text:style-name="T22">NWAFOR JOSHUA CHUKWUDI</text:span></text:span></text:p>
      <text:p text:style-name="P20"><text:span text:style-name="Strong_20_Emphasis"><text:span text:style-name="T20">MATRIC NUMBER </text:span></text:span></text:p>
      <text:p text:style-name="P20"><text:span text:style-name="Strong_20_Emphasis"><text:span text:style-name="T22">UJ/2016/ED/0248</text:span></text:span></text:p>
      <text:p text:style-name="P20"><text:span text:style-name="Strong_20_Emphasis"><text:span text:style-name="T20">PHONE</text:span></text:span></text:p>
      <text:p text:style-name="P20"><text:span text:style-name="Strong_20_Emphasis"><text:span text:style-name="T22">09017283616</text:span></text:span></text:p>
      <text:p text:style-name="P20"><text:span text:style-name="Strong_20_Emphasis"><text:span text:style-name="T22"/></text:span></text:p>
      <text:p text:style-name="P20"><text:span text:style-name="Strong_20_Emphasis"><text:span text:style-name="T22"/></text:span></text:p>
      <text:p text:style-name="P20"><text:span text:style-name="Strong_20_Emphasis"><text:span text:style-name="T20">APPROVED TOPIC</text:span></text:span></text:p>
      <text:p text:style-name="P22"><text:span text:style-name="Strong_20_Emphasis"><text:span text:style-name="T16">DESIGN </text:span></text:span><text:span text:style-name="Strong_20_Emphasis"><text:span text:style-name="T18">AND IMPLEMENTATION </text:span></text:span><text:span text:style-name="Strong_20_Emphasis"><text:span text:style-name="T17">OF A</text:span></text:span><text:span text:style-name="Strong_20_Emphasis"><text:span text:style-name="T16"> VIRTUAL LIBRARY LEARNING </text:span></text:span><text:span text:style-name="Strong_20_Emphasis"><text:span text:style-name="T17">PLATFORM</text:span></text:span><text:span text:style-name="Strong_20_Emphasis"><text:span text:style-name="T16"> FOR </text:span></text:span><text:span text:style-name="Strong_20_Emphasis"><text:span text:style-name="T17">300 LEVEL </text:span></text:span><text:span text:style-name="Strong_20_Emphasis"><text:span text:style-name="T16">MANAGEMENT SCIENCE STUDENT</text:span></text:span><text:span text:style-name="Strong_20_Emphasis"><text:span text:style-name="T17">S</text:span></text:span><text:span text:style-name="Strong_20_Emphasis"><text:span text:style-name="T16">, </text:span></text:span><text:span text:style-name="Strong_20_Emphasis"><text:span text:style-name="T18">UNIVERSITY OF JOS.</text:span></text:span></text:p>
      <text:p text:style-name="P21"><text:span text:style-name="Strong_20_Emphasis"><text:span text:style-name="T23"/></text:span></text:p>
      <text:p text:style-name="P21"><text:span text:style-name="Strong_20_Emphasis"><text:span text:style-name="T23"/></text:span></text:p>
      <text:p text:style-name="P21"><text:span text:style-name="Strong_20_Emphasis"><text:span text:style-name="T21">SUPERVISOR NAME</text:span></text:span></text:p>
      <text:p text:style-name="P21"><text:span text:style-name="Strong_20_Emphasis"><text:span text:style-name="T23">MR. JACOB ENEOJO EMMANUEL</text:span></text:span></text:p>
      <text:p text:style-name="P23"><text:span text:style-name="Strong_20_Emphasis"><text:span text:style-name="T22">Chapter 1</text:span></text:span></text:p>
      <text:p text:style-name="P24"><text:span text:style-name="Strong_20_Emphasis"><text:span text:style-name="T7">1.</text:span></text:span><text:span text:style-name="Strong_20_Emphasis"><text:span text:style-name="T9">0</text:span></text:span><text:span text:style-name="Strong_20_Emphasis"><text:span text:style-name="T7"> </text:span></text:span><text:span text:style-name="Strong_20_Emphasis"><text:span text:style-name="T10">I</text:span></text:span><text:span text:style-name="Strong_20_Emphasis"><text:span text:style-name="T9">NTRODUCTION</text:span></text:span></text:p>
      <text:p text:style-name="P14"><text:tab/>The world today is faced with so much development in various spheres of life; all works of life managed by man must see to it that they move with the trend and see how various developments can be made adaptable where necessary. The growth of the internet and technology in the world today has brought about several changes to how things are done. When it comes to the way knowledge is being transferred and acquired by individuals, technology has brought about a massive change. We see this when we consider the rise in online platforms making available course resources that people can access to acquire knowledge. An issue arises when we consider the opportunities and advantages made available by these online learning platforms as people tend to see them as competition to physical learning environments.</text:p>
      <text:p text:style-name="P14"><text:tab/>Students and Lecturers are faced with several opportunities to facilitate and ease the processes involved in knowledge transfer and acquisition considering the potentials embedded in technology. This could be seen in the way students and instructors communicate and share information. Instructors now put to use various technological tools to communicate with their students; We see the increase in the use of emails for communication, hosting of lecture videos on the internet on platforms such as YouTube, we see instructors harnessing the powers of Google classroom; a software that facilitates learning. “Google Classroom uses the standard Google office software tools such as Google Docs as well as spreadsheet and presentation applications, audio and video conferencing, not to mention Google Drive for online storage. Additionally, there are administrative tools to make it easier for teachers to manage their classes” (Tech radar, 2021). </text:p>
      <text:p text:style-name="P14"><text:tab/>Considering the multiple tools available for use by both instructors and students, we see that a problem is introduced as there would be a need to properly select what is usable and would be effective <text:span text:style-name="T26">o</text:span>n the long run. </text:p>
      <text:p text:style-name="P17"><text:span text:style-name="T10"><text:tab/>The project aims to develop a virtual library learning system made available via a website and mobile application. The basics are to build a </text:span><text:span text:style-name="T14">space </text:span><text:span text:style-name="T10">that aids the process of learning and makes it possible for learners and instructors to share knowledge and communicate virtually. Instructors would be provided various tools which they could use to better reach out to students better; share lesson resources in various formats, a custom forum for every course created/managed by instructors, and many more functionalities that aid instructors in teaching and communicating easily. This proposed project is more of a virtual library for learning purposes, it is structured to facilitate easy access to resources needed for a particular topic to which students are subscribed to.  “A virtual learning </text:span><text:soft-page-break/><text:span text:style-name="T10">environment (VLE) in educational technology is a web-based platform for the digital aspects of courses of study, usually within educational institutions. They present resources, activities, and interactions within a course structure and provide for the different stages of assessment. VLEs also usually report on participation; and have some level of integration with other institutional systems” (“</text:span><text:span text:style-name="T12">Wikipedia</text:span><text:span text:style-name="T10">,” 2021)</text:span></text:p>
      <text:p text:style-name="P14">The need for such systems cannot be overemphasized when we consider the advantages they bring. </text:p>
      <text:p text:style-name="P17"><text:span text:style-name="Strong_20_Emphasis"><text:span text:style-name="T10">What is a virtual learning system</text:span></text:span></text:p>
      <text:p text:style-name="P14"><text:tab/>“A virtual learning environment refers to a system that offers educators digitally-based solutions aimed at creating interactive, active learning environments. VLEs can help professors create, store and disseminate content, plan courses and lessons, and foster communication between student and professor (in the form of e-mails and discussions), even in real-time. Virtual learning environments are often part of a higher education institution’s wider learning management system (LMS).” (“Virtual learning environment”, 2021 ).</text:p>
      <text:p text:style-name="P14">According to Trafford P (2020), <text:s/>A virtual learning environment (VLE for short) is a collection of software tools supporting academic administration, teaching, and research using the Internet, particularly the World Wide Web1. As information and communication are increasingly conducted online such systems have become part of the essential educational infrastructure in many higher education establishments. Just as with e-mail, VLEs are centrally provided services that are delivered right across the institution largely to enhance existing academic practices, not to replace them.</text:p>
      <text:p text:style-name="P14">Generally speaking, VLS is made up of several fundamental components.</text:p>
      <text:p text:style-name="P19"/>
      <text:p text:style-name="P17"><text:span text:style-name="Strong_20_Emphasis"><text:span text:style-name="T10">Basic components of a virtual-learning-system</text:span></text:span></text:p>
      <text:p text:style-name="P17"><text:span text:style-name="Strong_20_Emphasis"><text:span text:style-name="T10">Information: </text:span></text:span></text:p>
      <text:p text:style-name="P14"><text:tab/>For the distribution of organizational news, notices, documents, and other data, such as announcements, regulations, syllabi, and schedules; Every viral learning environment has the core component of information, instructors are provided a means to share and communicate knowledge with their audience(students)</text:p>
      <text:p text:style-name="P17"><text:span text:style-name="Strong_20_Emphasis"><text:span text:style-name="T10">Content: </text:span></text:span></text:p>
      <text:p text:style-name="P14"><text:tab/>For making available a wide range of electronic resources in a variety of media, ranging from lecture notes and reading lists, through to video demonstrations and podcasts, plus hyperlinks to external content hosted anywhere on the Internet;</text:p>
      <text:p text:style-name="P17"><text:span text:style-name="Strong_20_Emphasis"><text:span text:style-name="T10">Communication: </text:span></text:span></text:p>
      <text:p text:style-name="P14"><text:soft-page-break/>Online tools augmenting face to face contact through facilities such as mailing lists, moderated discussion, messaging, and wikis;</text:p>
      <text:p text:style-name="P17"><text:span text:style-name="Strong_20_Emphasis"><text:span text:style-name="T10">Assessment: </text:span></text:span></text:p>
      <text:p text:style-name="P14"><text:tab/>Both formative and summative assessments can be supported in terms of tests, surveys, and assignments. Feedback can be provided using a variety of methods and media, including annotated scripts and video commentaries;</text:p>
      <text:p text:style-name="P17"><text:span text:style-name="Strong_20_Emphasis"><text:span text:style-name="T10">Management:</text:span></text:span></text:p>
      <text:p text:style-name="P14"><text:tab/>Perhaps of greatest overall organizational benefit, VLEs provide management tools operating at different levels. They can support the planning and delivery of courses across departments and schools covering course registration, student monitoring, and the administration of marks. They provide a single point of online entry not only for the pedagogic purposes of teaching and learning but also for administrative matters such as institutional audits.</text:p>
      <text:p text:style-name="P14"><text:tab/>The VLE can provide a central focus for students and staff alike, irrespective of their geographic location, aiding continuity in the teaching and learning processes. Teachers can use the service to help prepare classroom materials, store them safely, and subsequently refine them. VLE systems usually come with scheduling facilities, so that students can download synopses in advance of a lecture, whilst lecture notes and slides may be released after the lecture.</text:p>
      <text:p text:style-name="P19"/>
      <text:p text:style-name="P17"><text:span text:style-name="Strong_20_Emphasis"><text:span text:style-name="T10">Some examples of virtual-learning-environments</text:span></text:span></text:p>
      <text:p text:style-name="P17"><text:span text:style-name="Strong_20_Emphasis"><text:span text:style-name="T10">EdX</text:span></text:span></text:p>
      <text:p text:style-name="P14">“EdX is one of the best providers of college-level online courses. The company was founded by Harvard and MIT, and the quality of courses is top-notch. All the courses on edX, except professional education courses, can be taken for free. To join the course without paying you need to enroll in the Audit Track. The Free (Audit) Track grants students access to all course materials, such as lectures, videos, ungraded assignments, and reading - for the duration of the course. However, you won't receive graded assignments and verified certificates of completion. ”(Video blocksreview, 2021)</text:p>
      <text:p text:style-name="P17"><text:span text:style-name="Strong_20_Emphasis"><text:span text:style-name="T10">Coursera</text:span></text:span></text:p>
      <text:p text:style-name="P14">“Coursera is an online learning platform that offers university-level courses and certification programs. The courses are taught by instructors from top companies and universities such as Stanford, Yale, and Princeton. The price for individual courses varies from $29 to $99. However, there are thousands of courses that have the Audit option which allows you to take it for free. If you choose to audit the course, you won't receive graded assignments, a certificate, and bonus materials. Most courses consist <text:soft-page-break/>of video lectures, assignments, reading materials, quizzes, projects, and group discussions.” (Videoblocksreview, 2021)</text:p>
      <text:p text:style-name="P19"/>
      <text:p text:style-name="P17"><text:span text:style-name="Strong_20_Emphasis"><text:span text:style-name="T10">Advantages of virtual-learning-environments</text:span></text:span></text:p>
      <text:list xml:id="list1561573030" text:style-name="L1">
        <text:list-item>
          <text:p text:style-name="P25">Teachers can track if learners are engaging with internet-based communication and related materials by submitting evaluations online and providing quick feedback.</text:p>
        </text:list-item>
        <text:list-item>
          <text:p text:style-name="P25">The message services can inspire teamwork and communication both between instructor and learner and learner and learner.</text:p>
        </text:list-item>
        <text:list-item>
          <text:p text:style-name="P25">Teacher and learner can also involve more enthusiastically in a course at a time and place that is suitable for both (Becta, 2005).</text:p>
        </text:list-item>
        <text:list-item>
          <text:p text:style-name="P25">Course information such as past exam papers, timetables, and administrative information can all be found in one place, and are accessible from one authoritative source.</text:p>
        </text:list-item>
        <text:list-item>
          <text:p text:style-name="P25">Careful signposting (such as including links with course material) can provide extra care for learners, or inspire learners to study at an intensive level.</text:p>
        </text:list-item>
        <text:list-item>
          <text:p text:style-name="P25">With a VLE, it is possible to save time for teachers by dropping the time required for photocopying, course material delivery, and updating course material (Becta, 2005).</text:p>
        </text:list-item>
        <text:list-item>
          <text:p text:style-name="P25">The main benefit of virtual learning environments appears to be that they can present information at a variety of scales and present images from a variety of perspectives at once (for example aerial views, cross-sectional views, animated rotating block diagrams, etc.).</text:p>
        </text:list-item>
        <text:list-item>
          <text:p text:style-name="P25">The apparent and most thoughtful shortcoming of VLEs is that they are less effective at informing merely based skills than the actual world (Shroder et al. 2002).</text:p>
        </text:list-item>
        <text:list-item>
          <text:p text:style-name="P25">The material presented on a computer is only an abstraction of the real thing’ and ‘being on a VLE does not have the same impact as a real-world or face-to-face education</text:p>
        </text:list-item>
        <text:list-item>
          <text:p text:style-name="P25">VLEs can be designed to be interactive, but ‘there is limited give-and-take interaction with a computer, in contrast to the interaction between real field trip leaders and participants’ (Hurst 1998).</text:p>
        </text:list-item>
      </text:list>
      <text:p text:style-name="P17"><text:span text:style-name="Strong_20_Emphasis"><text:span text:style-name="T10"/></text:span></text:p>
      <text:p text:style-name="P17"><text:span text:style-name="Strong_20_Emphasis"><text:span text:style-name="T10">Problems of virtual-learning-environments</text:span></text:span></text:p>
      <text:p text:style-name="P14"><text:tab/>There are various educational challenges such as Cost, Training, Tech support, and Security and Confidentiality.</text:p>
      <text:p text:style-name="P19"/>
      <text:p text:style-name="P17"><text:span text:style-name="Strong_20_Emphasis"><text:span text:style-name="T11"/></text:span></text:p>
      <text:p text:style-name="P17"><text:span text:style-name="Strong_20_Emphasis"><text:span text:style-name="T11"/></text:span></text:p>
      <text:p text:style-name="P17"><text:soft-page-break/><text:span text:style-name="Strong_20_Emphasis"><text:span text:style-name="T11">1.2 </text:span></text:span><text:span text:style-name="Strong_20_Emphasis"><text:span text:style-name="T10">Statement of the problem</text:span></text:span></text:p>
      <text:p text:style-name="P14"><text:tab/>Considering the demands of the 21st century on instructors and students; where instructors are faced with multiple options of systems to put to use in other to communicate better to their students, harnessing the benefits provided by the internet, instructors and students need digital tools that would be effective and flexible to meet coming developments. Instructors need an all-in-one platform that provides them with the necessary tools needed to communicate knowledge with their students. Students need a better platform to better access knowledge from their instructors in a structured manner and with less stress. As stated earlier, this project aims to provide such a platform that tackles these demands.</text:p>
      <text:p text:style-name="P19"/>
      <text:p text:style-name="P17"><text:span text:style-name="Strong_20_Emphasis"><text:span text:style-name="T11">1.3 </text:span></text:span><text:span text:style-name="Strong_20_Emphasis"><text:span text:style-name="T10">OBJECTIVES OF STUDY</text:span></text:span></text:p>
      <text:p text:style-name="P14"><text:tab/><text:span text:style-name="T25">The aim and objective of this research is to design and implement a software system for instructors and learners which would be made accessible via a website and mobile application. </text:span>The proposed platform aims to meet the key objectives outline<text:span text:style-name="T25">d</text:span> below.</text:p>
      <text:p text:style-name="P19"/>
      <text:p text:style-name="P17"><text:span text:style-name="Strong_20_Emphasis"><text:span text:style-name="T12">1.3.1 </text:span></text:span><text:span text:style-name="Strong_20_Emphasis"><text:span text:style-name="T10">User and instructor registration</text:span></text:span></text:p>
      <text:p text:style-name="P14"><text:tab/>The system is made up of two types of users; learners have access to limited functionality and search for courses, subscribe to courses, access information resources, and participate in course forums. Instructors are exposed to all major functionality of the system, which includes the ability to create courses, manage and control access to courses created.</text:p>
      <text:p text:style-name="P18"><text:span text:style-name="Strong_20_Emphasis"><text:span text:style-name="T12">1.3.2 </text:span></text:span><text:span text:style-name="Strong_20_Emphasis"><text:span text:style-name="T10">Instructor information resource creation and management</text:span></text:span></text:p>
      <text:p text:style-name="P14"><text:tab/>Instructors are provided functionality to seamlessly upload information resources accessible by learners registered on the platform. Information resources supported include; videos, audios, document files, and pictures. This could be made available for free or sell. All information resources uploaded by instructors are stored in a personalized library. </text:p>
      <text:p text:style-name="P18"><text:span text:style-name="Strong_20_Emphasis"><text:span text:style-name="T12">1.3.3 </text:span></text:span><text:span text:style-name="Strong_20_Emphasis"><text:span text:style-name="T10">Course creation and management</text:span></text:span></text:p>
      <text:p text:style-name="P14"><text:tab/>A course is an organized set of knowledge aim at meeting particular objectives. Courses can be created virtually on the platform by instructors. For a course to be created, an instructor provides the title, description, category, and subject of a course. On creation, a unique link is provided for which learners can enroll in such courses via a website of the mobile application.</text:p>
      <text:p text:style-name="P18"><text:span text:style-name="Strong_20_Emphasis"><text:span text:style-name="T12">1.3.4 </text:span></text:span><text:span text:style-name="Strong_20_Emphasis"><text:span text:style-name="T10">Course lecture creation and management</text:span></text:span></text:p>
      <text:p text:style-name="P14"><text:tab/>An interface to easily manage course information resources is provided. This includes the upload of lectures and support information for a particular lesson. </text:p>
      <text:p text:style-name="P18"><text:span text:style-name="Strong_20_Emphasis"><text:span text:style-name="T12">1.3.5 </text:span></text:span><text:span text:style-name="Strong_20_Emphasis"><text:span text:style-name="T10">Course enrollment </text:span></text:span></text:p>
      <text:p text:style-name="P14"><text:soft-page-break/><text:tab/>Learners are provided a means to enroll for courses, and thus get access to information resources created for the course in question.</text:p>
      <text:p text:style-name="P16"/>
      <text:p text:style-name="P17"><text:span text:style-name="T15">1.4</text:span><text:span text:style-name="T11"> </text:span><text:span text:style-name="Strong_20_Emphasis"><text:span text:style-name="T10">SIGNIFICANCE OF THE STUDY</text:span></text:span></text:p>
      <text:p text:style-name="P18"><text:span text:style-name="Strong_20_Emphasis"><text:span text:style-name="T10"><text:tab/></text:span></text:span><text:span text:style-name="Strong_20_Emphasis"><text:span text:style-name="T12">T</text:span></text:span><text:span text:style-name="Strong_20_Emphasis"><text:span text:style-name="T19">his project is valuable to students and instructors in general; but is being targeted for use by students and instructors in <text:s/>the department of management science University of Jos. It also is of high value to academic institutions. <text:s/>The project uses various combination of IT components (databases, online servers, mobile development frameworks and more) and online resources to run effectively</text:span></text:span><text:span text:style-name="T10">. <text:s/></text:span><text:span text:style-name="T12">Instructors would be able to communicate information with learners easily. </text:span><text:span text:style-name="T10">T</text:span><text:span text:style-name="T13">he </text:span><text:span text:style-name="T10">proposed system should be seen as a tool that instructors could use to better </text:span><text:span text:style-name="T13">improve the processes involved in knowledge transfer</text:span><text:span text:style-name="T10">. </text:span></text:p>
      <text:p text:style-name="P15"/>
      <text:p text:style-name="P17"><text:span text:style-name="Strong_20_Emphasis"><text:span text:style-name="T15">1.5 </text:span></text:span><text:span text:style-name="Strong_20_Emphasis"><text:span text:style-name="T10">Scope of study</text:span></text:span></text:p>
      <text:p text:style-name="P14"><text:tab/>The proposed product is targeted for the attainment of effective communication between learners and instructors. This implies the ability for instructors to easily communicate knowledge with learners; store information resources for easy use and accessibility by learners; Aside from the basic functionality of making it possible for instructors to easily communicate with the learner, the system provides other tools that foster learning, a forum for students of a course to easily communicate with each other, a virtual store where instructors can make information resources available for free/sell, the possibility of learners to subscribe to multiple courses created by instructors (free/paid). </text:p>
      <text:p text:style-name="P14">The system makes it possible for instructors to share and make available information resources to learners by providing an interface through a website or mobile application where courses can be created and learning resources for such courses can be uploaded periodically. This includes the upload of videos, documents, pictures, and audio recordings. Students automatically gain access to these resources on a real-time basis immediately they are uploaded, students are only required to sign in to their accounts to get access to these resources. </text:p>
      <text:p text:style-name="P14"><text:tab/>In the development of the proposed products, certain security consciousness likes piracy were moderately considered while some security measures like password were implemented. On the side of the mobile application, password usage was implemented for discriminating instructors from learners. </text:p>
      <text:p text:style-name="P14">Finally, the project is being limited to use provide basic functionality based on financial budget and resources available. As a result, instructors would not be able to host live lecture sessions using the platform.</text:p>
      <text:p text:style-name="P19"/>
      <text:p text:style-name="P17"><text:soft-page-break/><text:span text:style-name="Strong_20_Emphasis"><text:span text:style-name="T11">1.6 </text:span></text:span><text:span text:style-name="Strong_20_Emphasis"><text:span text:style-name="T10">Limitation and delimitation </text:span></text:span></text:p>
      <text:p text:style-name="P19"><text:tab/><text:span text:style-name="T24">This project aims at building an environment accessible through a website and custom mobile application where instructors can be able to interact with the system. The system is limited to use by instructors and students.</text:span></text:p>
      <text:p text:style-name="P19"/>
      <text:p text:style-name="P17"><text:span text:style-name="Strong_20_Emphasis"><text:span text:style-name="T11">1.7 </text:span></text:span><text:span text:style-name="Strong_20_Emphasis"><text:span text:style-name="T13">Operational d</text:span></text:span><text:span text:style-name="Strong_20_Emphasis"><text:span text:style-name="T10">efinition of Terms</text:span></text:span></text:p>
      <text:p text:style-name="P17"><text:span text:style-name="Strong_20_Emphasis"><text:span text:style-name="T10">Backend system</text:span></text:span></text:p>
      <text:p text:style-name="P14"><text:tab/>In software engineering, the terms front end and back end refer to the separation of concerns between the presentation layer (front end), and the data access layer (back end) of a piece of software, or the physical infrastructure or hardware. In the client-server model, the client is usually considered the front end, and the server is usually considered the back end, even when some presentation work is done on the server itself.</text:p>
      <text:p text:style-name="P17"><text:span text:style-name="Strong_20_Emphasis"><text:span text:style-name="T10">REST APIs</text:span></text:span></text:p>
      <text:p text:style-name="P14"><text:tab/>Representational state transfer (REST) is a software architectural style that uses a subset of HTTP.[1] It is commonly used to create interactive applications that use Web services. A Web service that follows these guidelines is called RESTful. Such a Web service must provide its Web resources in a textual representation and allow them to be read and modified with a stateless protocol and a predefined set of operations. This approach allows interoperability between the computer systems on the Internet that provide these services.</text:p>
      <text:p text:style-name="P17"><text:span text:style-name="Strong_20_Emphasis"><text:span text:style-name="T10">Frontend </text:span></text:span></text:p>
      <text:p text:style-name="P14"><text:tab/>Front-end web development is the practice of converting data to a graphical interface, through the use of HTML, CSS, and JavaScript, so that users can view and interact with that data.</text:p>
      <text:p text:style-name="P17"><text:span text:style-name="Strong_20_Emphasis"><text:span text:style-name="T10">Computer</text:span></text:span></text:p>
      <text:p text:style-name="P14"><text:tab/>A computer is a machine that can be programmed to carry out sequences of arithmetic or logical operations automatically. Modern computers can perform generic sets of operations known as programs.</text:p>
      <text:p text:style-name="P17"><text:span text:style-name="Strong_20_Emphasis"><text:span text:style-name="T10">Mobile device</text:span></text:span></text:p>
      <text:p text:style-name="P14"><text:tab/>A mobile device is a computer small enough to hold and operate using the hand. </text:p>
      <text:p text:style-name="P17"><text:span text:style-name="Strong_20_Emphasis"><text:span text:style-name="T10">Mobile application</text:span></text:span></text:p>
      <text:p text:style-name="P14"><text:tab/>A mobile application also referred to as a mobile app or simply an app is a computer program or software application designed to run on a mobile device such as a phone, tablet, or watch.</text:p>
      <text:p text:style-name="P17"><text:span text:style-name="Strong_20_Emphasis"><text:span text:style-name="T10">Website</text:span></text:span></text:p>
      <text:p text:style-name="P14"><text:soft-page-break/><text:tab/>A website (also written as the website) is a collection of web pages and related content that is identified by a common domain name and published on at least one web server. Notable examples are wikipedia.org, google.com, and amazon.com.</text:p>
      <text:p text:style-name="P17"><text:span text:style-name="Strong_20_Emphasis"><text:span text:style-name="T10">Flutter</text:span></text:span></text:p>
      <text:p text:style-name="P14"><text:tab/>Flutter is an open-source UI software development kit created by Google. It is used to develop cross-platform applications for Android, iOS, Linux, Mac, Windows, Google Fuchsia, and the web from a single codebase.</text:p>
      <text:p text:style-name="P17"><text:span text:style-name="Strong_20_Emphasis"><text:span text:style-name="T10">React</text:span></text:span></text:p>
      <text:p text:style-name="P14"><text:tab/>React (also known as React.js or ReactJS) is an open-source, front-end, JavaScript library for building user interfaces or UI components. It is maintained by Facebook and a community of individual developers and companies.</text:p>
      <text:p text:style-name="P17"><text:span text:style-name="Strong_20_Emphasis"><text:span text:style-name="T10">ExpressJs</text:span></text:span></text:p>
      <text:p text:style-name="P14"><text:tab/>Express.js, or simply Express, is a back-end web application framework for Node.js, released as free and open-source software under the MIT License. It is designed for building web applications and APIs. It has been called the de facto standard server framework for Node.js.</text:p>
      <text:p text:style-name="P17"><text:span text:style-name="Strong_20_Emphasis"><text:span text:style-name="T10">MongoDB</text:span></text:span></text:p>
      <text:p text:style-name="P14"><text:tab/>MongoDB is a source-available cross-platform document-oriented database program. Classified as a NoSQL database program, MongoDB uses JSON-like documents with optional schemas. MongoDB is developed by MongoDB Inc. and licensed under the Server Side Public License (SSPL)</text:p>
      <text:p text:style-name="P19"/>
      <text:p text:style-name="P13"/>
      <text:p text:style-name="P13"/>
      <text:p text:style-name="P13"/>
      <text:p text:style-name="P13"/>
      <text:p text:style-name="P13"/>
      <text:p text:style-name="P13"/>
      <text:p text:style-name="P10"/>
      <text:p text:style-name="P4"/>
      <text:p text:style-name="P4"/>
      <text:p text:style-name="P4"/>
      <text:p text:style-name="P4"/>
      <text:p text:style-name="P4"/>
      <text:p text:style-name="P4"/>
      <text:p text:style-name="P4"/>
      <text:p text:style-name="P4"><text:soft-page-break/>Reference</text:p>
      <text:p text:style-name="P1"><text:span text:style-name="T1">Oleg, Liber </text:span><text:span text:style-name="T2">(October, 1999)</text:span><text:span text:style-name="T1">. A Framework for Pedagogical Evaluation of Virtual Learning <text:tab/>Environments. <text:s/></text:span>Sandy, Britain: University of Wales – Bangor </text:p>
      <text:p text:style-name="P9"><text:span text:style-name="T26">TopHat (2021). </text:span>Virtual learning environment.</text:p>
      <text:p text:style-name="P9"><text:tab/><text:span text:style-name="T26">Available at: </text:span>https://tophat.com/glossary/v/virtual-learning-environment/</text:p>
      <text:p text:style-name="P11">Wikipedia (20 February 2021).Virtual learning environment. <text:s/>In Wikipedia. </text:p>
      <text:p text:style-name="P8"><text:tab/><text:a xlink:type="simple" xlink:href="https://en.wikipedia.org/w/index.php?title=Virtual_learning_environment&amp;oldid=1007885675" text:style-name="Internet_20_link" text:visited-style-name="Visited_20_Internet_20_Link">https://en.wikipedia.org/w/index.php?title=Virtual_learning_environment&amp;oldid=1007885675</text:a></text:p>
      <text:p text:style-name="P12">Best online learning platforms. (Feb, 2021). Retrieved from:</text:p>
      <text:p text:style-name="P12"><text:tab/><text:a xlink:type="simple" xlink:href="https://www.techradar.com/best/best-online-learning-platforms" text:style-name="Internet_20_link" text:visited-style-name="Visited_20_Internet_20_Link">https://www.techradar.com/best/best-online-learning-platforms</text:a></text:p>
      <text:p text:style-name="P12">Best 8 Online Learning Platforms 2021 To Jumpstart Your Careers. <text:span text:style-name="T6">(2021). Retrieved from:</text:span><text:tab/></text:p>
      <text:p text:style-name="P12"><text:tab/><text:a xlink:type="simple" xlink:href="https://sites.google.com/site/videoblocksreview/online-learning-platforms" text:style-name="Internet_20_link" text:visited-style-name="Visited_20_Internet_20_Link">https://sites.google.com/site/videoblocksreview/online-learning-platforms</text:a></text:p>
      <text:p text:style-name="P2"><text:span text:style-name="T3">Becta.(2005).<text:tab/>Virtual Learning Environments, </text:span><text:span text:style-name="T4">Retrieved from:</text:span><text:span text:style-name="T3"> <text:tab/>http://www.iadt.ie/vle/whatisvle/section2.htm</text:span></text:p>
      <text:p text:style-name="P5">Schlosser, L. A., &amp; Simonson, M. R. (2006). Distance Education: Definition and Glossary of Terms <text:tab/>(2nd Ed.). Greenwich, CT: IAP/Information Age Pub.</text:p>
      <text:p text:style-name="P3"><text:span text:style-name="T5">MongoDB.</text:span><text:span text:style-name="T1"> (</text:span><text:span text:style-name="T5">7</text:span><text:span text:style-name="T1"> </text:span><text:span text:style-name="T5">May</text:span><text:span text:style-name="T1"> 2021). In Wikipedia. </text:span></text:p>
      <text:p text:style-name="P7"><text:tab/><text:a xlink:type="simple" xlink:href="https://en.wikipedia.org/wiki/MongoDB" text:style-name="Internet_20_link" text:visited-style-name="Visited_20_Internet_20_Link">https://en.wikipedia.org/wiki/MongoDB</text:a></text:p>
      <text:p text:style-name="P3"><text:span text:style-name="T5">ExpressJS.</text:span><text:span text:style-name="T1"> (17 March 2021). In Wikipedia. </text:span></text:p>
      <text:p text:style-name="P7"><text:tab/>https://en.wikipedia.org/wiki/Express.js</text:p>
      <text:p text:style-name="P3"><text:span text:style-name="T5">React (Javascript library).</text:span><text:span text:style-name="T1"> (</text:span><text:span text:style-name="T5">8</text:span><text:span text:style-name="T1"> Ma</text:span><text:span text:style-name="T5">y</text:span><text:span text:style-name="T1"> 2021). In Wikipedia. </text:span></text:p>
      <text:p text:style-name="P7"><text:tab/>https://en.wikipedia.org/wiki/React_(JavaScript_library)</text:p>
      <text:p text:style-name="P3"><text:span text:style-name="T5">Flutter (Software).</text:span><text:span text:style-name="T1"> (</text:span><text:span text:style-name="T5">10</text:span><text:span text:style-name="T1"> Ma</text:span><text:span text:style-name="T5">y</text:span><text:span text:style-name="T1"> 2021). In Wikipedia. </text:span></text:p>
      <text:p text:style-name="P7"><text:tab/>https://en.wikipedia.org/wiki/Flutter_(software)</text:p>
      <text:p text:style-name="P3"><text:span text:style-name="T5">Computer</text:span><text:span text:style-name="T1"> (</text:span><text:span text:style-name="T5">12</text:span><text:span text:style-name="T1"> Ma</text:span><text:span text:style-name="T5">y</text:span><text:span text:style-name="T1"> 2021). In Wikipedia. </text:span></text:p>
      <text:p text:style-name="P7"><text:tab/>https://en.wikipedia.org/wiki/Computer</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13:38:07.115300479</meta:creation-date>
    <meta:editing-duration>PT5H32M56S</meta:editing-duration>
    <meta:editing-cycles>21</meta:editing-cycles>
    <meta:generator>LibreOffice/6.4.6.2$Linux_X86_64 LibreOffice_project/40$Build-2</meta:generator>
    <dc:date>2021-06-04T12:15:41.366030481</dc:date>
    <meta:print-date>2021-05-19T09:18:55.708474408</meta:print-date>
    <meta:document-statistic meta:table-count="0" meta:image-count="0" meta:object-count="0" meta:page-count="10" meta:paragraph-count="123" meta:word-count="2882" meta:character-count="19686" meta:non-whitespace-character-count="16858"/>
  </office:meta>
</office:document-meta>
</file>